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3707161949017195962"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485724991115210618"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6032904158657042894"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164434542176839390"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585754147080046218"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3506478969338878215"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6343148878507438492"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5504588671676217420"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3614478" text:continue-list="list6343148878507438492"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298660836419682957"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3620462"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3597999"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3617553"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3608234"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3623194"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2418840458535501707"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7251781000768417121"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651740279612942652"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3621907"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741677890967406995"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676386675701614582"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935101261319914241" text:style-name="L15">
        <text:list-item>
          <text:list>
            <text:list-header>
              <text:p text:style-name="P183">1.5 miles averaging about 9:40/mile and rest 1 min</text:p>
            </text:list-header>
          </text:list>
        </text:list-item>
      </text:list>
      <text:p text:style-name="P24">1 mile in 8:26 and rest 2 min</text:p>
      <text:list xml:id="list5817866312101655843"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417362033597121447"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3596499"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4655837702395738397"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830182253909119594"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1361948644702109828"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3605344" text:continue-list="list5830182253909119594" text:style-name="L19">
        <text:list-item>
          <text:list>
            <text:list-header>
              <text:p text:style-name="P187">(Pace*HR)=1240</text:p>
            </text:list-header>
          </text:list>
        </text:list-item>
      </text:list>
      <text:list xml:id="list33609708" text:continue-list="list4655837702395738397" text:style-name="L18">
        <text:list-item>
          <text:list>
            <text:list-header>
              <text:p text:style-name="P186">2 miles at 10:46/mile Ave HR= 121 bpm and rest a few minutes</text:p>
            </text:list-header>
          </text:list>
        </text:list-item>
      </text:list>
      <text:list xml:id="list33608558" text:continue-list="list33605344"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3606377"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174062975282289733"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175722342954591626"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042239739968206255"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3110721987427423857"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841731037390764344"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056841388974423391"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3621186"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3594505"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412629506493926948"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644435685598791725"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645494124659785338"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103391458482315353"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07802975829533869"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417158977927915976" text:style-name="L32">
        <text:list-item>
          <text:list>
            <text:list-header>
              <text:p text:style-name="P197">0.25 miles in 2:54</text:p>
              <text:p text:style-name="P197">1 mile in 9:21 going faster as I ran and ending at around 8:30 pace</text:p>
            </text:list-header>
          </text:list>
        </text:list-item>
      </text:list>
      <text:list xml:id="list2000779522753047053"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598534804780137035"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129080987136491948"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728352386590438161"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706470238526798733"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text:soft-page-break/></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583733940130064880"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text:soft-page-break/>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25T13:34:12.42</dc:date>
    <dc:creator>James Lombardi</dc:creator>
    <meta:editing-duration>P28DT16H34M56S</meta:editing-duration>
    <meta:editing-cycles>2119</meta:editing-cycles>
    <meta:generator>OpenOffice/4.1.2$Win32 OpenOffice.org_project/412m3$Build-9782</meta:generator>
    <meta:document-statistic meta:table-count="0" meta:image-count="9" meta:object-count="0" meta:page-count="210" meta:paragraph-count="6122" meta:word-count="66217" meta:character-count="339166"/>
  </office:meta>
</office:document-meta>
</file>